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ffffff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02cm solid #000000"/>
    </style:style>
    <style:style style:name="ce36" style:family="table-cell" style:parent-style-name="Default">
      <style:table-cell-properties fo:background-color="#99ffcc" fo:border="0.002cm solid #000000"/>
    </style:style>
    <style:style style:name="ce37" style:family="table-cell" style:parent-style-name="Default">
      <style:table-cell-properties fo:background-color="#0000cc" fo:wrap-option="wrap" fo:border="0.002cm solid #000000"/>
    </style:style>
    <style:style style:name="ce38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0" office:value-type="date" office:date-value="2018-05-28">
            <text:p>28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office:value-type="float" office:value="1.5">
            <text:p>1,5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style-name="ce30" table:formula="of:= [.B53] + [.C53] + [.D53] + [.E53] + [.F53] + [.G53] + [.H53] + [.I53] + [.J53]" office:value-type="float" office:value="12">
            <text:p>1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2"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style-name="ce31" table:formula="of:= [.B54] + [.C54] + [.D54] + [.E54] + [.F54] + [.G54] + [.H54] + [.I54] + [.J54]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5] + [.C55] + [.D55] + [.E55] + [.F55] + [.G55] + [.H55] + [.I55] + [.J5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6] + [.C56] + [.D56] + [.E56] + [.F56] + [.G56] + [.H56] + [.I56] + [.J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7] + [.C57] + [.D57] + [.E57] + [.F57] + [.G57] + [.H57] + [.I57] + [.J57]" office:value-type="float" office:value="0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5 дней без белка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table:formula="of:= ([.C22]/[.B22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0" office:value-type="string">
            <text:p>Стойка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2">
            <text:p>22</text:p>
          </table:table-cell>
          <table:table-cell table:style-name="ce30" table:formula="of:= ([.C23]/[.B23])*100" office:value-type="float" office:value="48.8888888888889">
            <text:p>48,8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190">
            <text:p>190</text:p>
          </table:table-cell>
          <table:table-cell table:style-name="ce24" table:formula="of:= ([.C24]/[.B24])*100" office:value-type="float" office:value="40.7725321888412">
            <text:p>40,77</text:p>
          </table:table-cell>
          <table:table-cell table:style-name="ce2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65">
            <text:p>65</text:p>
          </table:table-cell>
          <table:table-cell table:style-name="ce36" table:formula="of:= ([.C26]/[.B26])*100" office:value-type="float" office:value="65">
            <text:p>65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23" office:value-type="string">
            <text:p>Спорт 80 – 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&gt;25% <text:s/>&lt;45%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8]/[.B28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9]/[.B29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0]/[.B30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1]/[.B31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2]/[.B32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3]/[.B33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4]/[.B34])*100" office:value-type="float" office:value="0">
            <text:p>#ДЕЛ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80">
            <text:p>80</text:p>
          </table:table-cell>
          <table:table-cell table:style-name="ce49" office:value-type="string">
            <text:p>&gt;25% <text:s/>&lt;45%</text:p>
          </table:table-cell>
          <table:table-cell table:style-name="ce51" office:value-type="string">
            <text:p>До 60 <text:s/>= 0/10%</text:p>
          </table:table-cell>
          <table:table-cell table:style-name="ce51" office:value-type="string">
            <text:p>60 – 80 = 10/25%</text:p>
          </table:table-cell>
          <table:table-cell table:style-name="ce56" office:value-type="string">
            <text:p>80 – 100 = 25/45%</text:p>
          </table:table-cell>
          <table:table-cell table:style-name="ce56" office:value-type="string">
            <text:p>100 – 120 = 45/65%</text:p>
          </table:table-cell>
          <table:table-cell table:style-name="ce56" office:value-type="string">
            <text:p>120 – 150 = 65/100%</text:p>
          </table:table-cell>
          <table:table-cell table:style-name="ce56" office:value-type="string">
            <text:p>150 – 180 = 85/100%</text:p>
          </table:table-cell>
          <table:table-cell table:style-name="ce59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MVC <text:s/>5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Gradle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6">
            <text:p>16</text:p>
          </table:table-cell>
          <table:table-cell table:style-name="ce41" table:formula="of:= ([.C14] / [.B14]) * 100" office:value-type="float" office:value="16">
            <text:p>16</text:p>
          </table:table-cell>
          <table:table-cell table:style-name="ce55" office:value-type="string">
            <text:p>45 мин у стены 10% (4)</text:p>
          </table:table-cell>
          <table:table-cell table:style-name="ce54" office:value-type="string">
            <text:p>5 дней без белка10% (2)</text:p>
          </table:table-cell>
          <table:table-cell table:style-name="ce52" office:value-type="string">
            <text:p>Мильгамма 10% (10)</text:p>
          </table:table-cell>
          <table:table-cell table:style-name="ce54" table:number-columns-repeated="7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5">
            <text:p>25</text:p>
          </table:table-cell>
          <table:table-cell table:style-name="ce42" table:formula="of:= ([.C15] / [.B15]) * 100" office:value-type="float" office:value="25">
            <text:p>25</text:p>
          </table:table-cell>
          <table:table-cell table:style-name="ce52" office:value-type="string">
            <text:p>Программист – фан 5%(5)</text:p>
          </table:table-cell>
          <table:table-cell table:style-name="ce55" office:value-type="string">
            <text:p>Clean code 20%(8)</text:p>
          </table:table-cell>
          <table:table-cell table:style-name="ce57" office:value-type="string">
            <text:p>Алгоритмы 20% (12)</text:p>
          </table:table-cell>
          <table:table-cell table:style-name="ce58" office:value-type="string">
            <text:p>Карьера программиста 10%</text:p>
          </table:table-cell>
          <table:table-cell table:style-name="ce58" office:value-type="string">
            <text:p>Компиляторы 20%</text:p>
          </table:table-cell>
          <table:table-cell table:style-name="ce58" office:value-type="string">
            <text:p>Комп сети 10%</text:p>
          </table:table-cell>
          <table:table-cell table:style-name="ce58" office:value-type="string">
            <text:p>Алгоритмы <text:s/>Род стивенс (10%)</text:p>
          </table:table-cell>
          <table:table-cell table:style-name="ce58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29.05.2018</text:date>, <text:time>20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6H46M17S</meta:editing-duration>
    <meta:editing-cycles>424</meta:editing-cycles>
    <meta:generator>OpenOffice/4.1.3$Win32 OpenOffice.org_project/413m1$Build-9783</meta:generator>
    <dc:date>2018-05-29T20:03:34.22</dc:date>
    <meta:document-statistic meta:table-count="4" meta:cell-count="785" meta:object-count="0"/>
    <meta:user-defined meta:name="Info 1"/>
    <meta:user-defined meta:name="Info 2"/>
    <meta:user-defined meta:name="Info 3"/>
    <meta:user-defined meta:name="Info 4"/>
  </office:meta>
</office:document-meta>
</file>